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162A9014F68019A0E54.png" manifest:media-type="image/png"/>
  <manifest:file-entry manifest:full-path="Pictures/1000020100000124000001637986A005090306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21cm" svg:height="5.619cm" svg:x="1.593cm" svg:y="0.942cm">
          <draw:image xlink:href="Pictures/1000020100000124000001637986A00509030614.png" xlink:type="simple" xlink:show="embed" xlink:actuate="onLoad" loext:mime-type="image/png">
            <text:p/>
          </draw:image>
        </draw:frame>
        <draw:frame draw:style-name="gr1" draw:text-style-name="P1" draw:layer="layout" svg:width="4.301cm" svg:height="5.619cm" svg:x="6.859cm" svg:y="0.973cm">
          <draw:image xlink:href="Pictures/100002010000010F00000162A9014F68019A0E5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7T10:47:59.131894437</meta:creation-date>
    <dc:date>2023-02-27T10:50:13.498563092</dc:date>
    <dc:creator>Collin </dc:creator>
    <meta:editing-duration>PT2M14S</meta:editing-duration>
    <meta:editing-cycles>1</meta:editing-cycles>
    <meta:document-statistic meta:object-count="2"/>
    <meta:generator>LibreOffice/6.4.7.2$Linux_X86_64 LibreOffice_project/40$Build-2</meta:generator>
  </office:meta>
</office:document-meta>
</file>